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/>
        </table:table-row>
        <table:table-row table:style-name="ro1">
          <table:table-cell office:value-type="time" office:time-value="PT1H2M3S" table:style-name="ce2">
            <text:p>01:02:03.000</text:p>
          </table:table-cell>
          <table:table-cell table:number-columns-repeated="16383"/>
        </table:table-row>
        <table:table-row table:style-name="ro1">
          <table:table-cell office:value-type="time" office:time-value="PT2H45M56.1S" table:style-name="ce2">
            <text:p>02:45:56.100</text:p>
          </table:table-cell>
          <table:table-cell table:number-columns-repeated="16383"/>
        </table:table-row>
        <table:table-row table:style-name="ro1">
          <table:table-cell office:value-type="time" office:time-value="PT4H29M49.2S" table:style-name="ce2">
            <text:p>04:29:49.200</text:p>
          </table:table-cell>
          <table:table-cell table:number-columns-repeated="16383"/>
        </table:table-row>
        <table:table-row table:style-name="ro1">
          <table:table-cell office:value-type="time" office:time-value="PT6H13M42.3S" table:style-name="ce2">
            <text:p>06:13:42.300</text:p>
          </table:table-cell>
          <table:table-cell table:number-columns-repeated="16383"/>
        </table:table-row>
        <table:table-row table:style-name="ro1">
          <table:table-cell office:value-type="time" office:time-value="PT7H57M35.4S" table:style-name="ce2">
            <text:p>07:57:35.400</text:p>
          </table:table-cell>
          <table:table-cell table:number-columns-repeated="16383"/>
        </table:table-row>
        <table:table-row table:style-name="ro1">
          <table:table-cell office:value-type="time" office:time-value="PT9H41M28.5S" table:style-name="ce2">
            <text:p>09:41:28.500</text:p>
          </table:table-cell>
          <table:table-cell table:number-columns-repeated="16383"/>
        </table:table-row>
        <table:table-row table:style-name="ro1">
          <table:table-cell office:value-type="time" office:time-value="PT11H25M21.6S" table:style-name="ce2">
            <text:p>11:25:21.600</text:p>
          </table:table-cell>
          <table:table-cell table:number-columns-repeated="16383"/>
        </table:table-row>
        <table:table-row table:style-name="ro1">
          <table:table-cell office:value-type="time" office:time-value="PT13H9M14.7S" table:style-name="ce2">
            <text:p>13:09:14.700</text:p>
          </table:table-cell>
          <table:table-cell table:number-columns-repeated="16383"/>
        </table:table-row>
        <table:table-row table:style-name="ro1">
          <table:table-cell office:value-type="time" office:time-value="PT14H53M7.8S" table:style-name="ce2">
            <text:p>14:53:07.800</text:p>
          </table:table-cell>
          <table:table-cell table:number-columns-repeated="16383"/>
        </table:table-row>
        <table:table-row table:style-name="ro1">
          <table:table-cell office:value-type="time" office:time-value="PT16H37M0.9S" table:style-name="ce2">
            <text:p>16:37:00.900</text:p>
          </table:table-cell>
          <table:table-cell table:number-columns-repeated="16383"/>
        </table:table-row>
        <table:table-row table:style-name="ro1">
          <table:table-cell office:value-type="time" office:time-value="PT18H20M54S" table:style-name="ce2">
            <text:p>18:20:54.000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ohn</meta:initial-creator>
    <dc:creator>Will Ayd</dc:creator>
    <meta:creation-date>2014-04-23T22:40:48Z</meta:creation-date>
    <dc:date>2019-06-29T16:43:22Z</dc:date>
  </office:meta>
</office:document-meta>
</file>